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ff0000"/>
    </style:style>
    <style:style style:name="P13" style:family="paragraph" style:parent-style-name="Text_20_body">
      <style:paragraph-properties fo:text-align="justify" style:justify-single-word="false"/>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20" style:family="paragraph" style:parent-style-name="Standard" style:list-style-name="L2">
      <style:paragraph-properties fo:text-align="justify" style:justify-single-word="false"/>
    </style:style>
    <style:style style:name="P21" style:family="paragraph" style:parent-style-name="enum" style:list-style-name="L1">
      <style:paragraph-properties fo:text-align="justify" style:justify-single-word="false"/>
    </style:style>
    <style:style style:name="P22" style:family="paragraph" style:parent-style-name="enum" style:list-style-name="L1">
      <style:paragraph-properties fo:text-align="justify" style:justify-single-word="false"/>
      <style:text-properties fo:font-style="normal" style:font-style-asian="normal" style:font-style-complex="normal"/>
    </style:style>
    <style:style style:name="P23" style:family="paragraph" style:parent-style-name="Heading_20_3">
      <style:paragraph-properties fo:text-align="justify" style:justify-single-word="false"/>
    </style:style>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3"/>
    <style:style style:name="P26" style:family="paragraph" style:parent-style-name="Heading_20_2">
      <style:paragraph-properties fo:text-align="justify" style:justify-single-word="false"/>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style:text-underline-style="none"/>
    </style:style>
    <style:style style:name="T7" style:family="text">
      <style:text-properties style:text-position="sub 58%" fo:font-style="normal" style:text-underline-style="none" style:font-style-asian="normal" style:font-style-complex="normal"/>
    </style:style>
    <style:style style:name="T8" style:family="text">
      <style:text-properties fo:color="#ff0000"/>
    </style:style>
    <style:style style:name="T9"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Nom, prénom, matricule</text:p>
            <text:p text:style-name="P12">Nom, prénom, matricule</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2300128065517425498" text:style-name="L1">
        <text:list-item>
          <text:p text:style-name="P21">Répondez directement dans ce document ODT avec LibreOffice. Veuillez ne pas inclure le texte en italique servant de directive.</text:p>
        </text:list-item>
        <text:list-item>
          <text:p text:style-name="P21">La correction se fait à même le rapport.</text:p>
        </text:list-item>
        <text:list-item>
          <text:p text:style-name="P21">Avant votre cinquième séance de laboratoire (<text:span text:style-name="T8">13 n</text:span><text:span text:style-name="T8">ovembre</text:span><text:span text:style-name="T8"> 2019 </text:span><text:span text:style-name="T8">8h30</text:span><text:span text:style-name="T8"> (groupe B1)</text:span> ou <text:span text:style-name="T8">20</text:span><text:span text:style-name="T8"> </text:span><text:span text:style-name="T8">novembre</text:span><text:span text:style-name="T8"> 2019 </text:span><text:span text:style-name="T8">8h30</text:span><text:span text:style-name="T8"> (groupe B2)</text:span>), vous devez faire une <text:span text:style-name="T1">remise électronique sur Moodle</text:span> en suivant les instructions suivantes :</text:p>
          <text:list>
            <text:list-item>
              <text:p text:style-name="P21">Le dossier remis doit se nommer matricule1_matricule2_tp2 et doit être compressé sous format zip.</text:p>
            </text:list-item>
            <text:list-item>
              <text:p text:style-name="P21">À la racine de ce dernier, on doit retrouver :</text:p>
              <text:list>
                <text:list-item>
                  <text:p text:style-name="P21">Ce rapport sous format ODT.</text:p>
                </text:list-item>
                <text:list-item>
                  <text:p text:style-name="P21">Un script nommé <text:span text:style-name="T1">tp.sh</text:span><text:span text:style-name="T2"> servant à exécuter les différents algorithmes du TP. L’interface du script est décrite à la fin du rapport.</text:span></text:p>
                </text:list-item>
                <text:list-item>
                  <text:p text:style-name="P21"><text:span text:style-name="T2">Un fichier texte nommé </text:span><text:span text:style-name="T1">emails.txt</text:span><text:span text:style-name="T2"> contenant le courriel de chaque membre de l’équipe.</text:span></text:p>
                </text:list-item>
                <text:list-item>
                  <text:p text:style-name="P22">Le code source et les exécutables.</text:p>
                </text:list-item>
              </text:list>
            </text:list-item>
          </text:list>
        </text:list-item>
        <text:list-item>
          <text:p text:style-name="P2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4">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5">i</text:span>. Vous devez trouver une combinaison de coupes maximisant le profit du rouleau. Une certaine coupe peut être utilisée plusieurs fois.</text:p>
      <text:h text:style-name="P27" text:outline-level="1"/>
      <text:h text:style-name="P29" text:outline-level="1">Implantation</text:h>
      <text:p text:style-name="P2">Trois algorithmes seront implantés, mettant en pratique les patrons de conception :</text:p>
      <text:list xml:id="list6904789746217227975" text:style-name="L2">
        <text:list-item>
          <text:p text:style-name="P20">algorithme glouton</text:p>
        </text:list-item>
        <text:list-item>
          <text:p text:style-name="P20">algorithme de programmation dynamique</text:p>
        </text:list-item>
        <text:list-item>
          <text:p text:style-name="P20">algorithme de recherche avec retour en arrière (backtracking)</text:p>
        </text:list-item>
      </text:list>
      <text:p text:style-name="P2"/>
      <text:h text:style-name="P26" text:outline-level="2">Algorithme glouton</text:h>
      <text:p text:style-name="P3">L'algorithme glouton fait son choix en fonction de la rentabilité d’une coupe. Pour chaque coupe <text:span text:style-name="T1">i</text:span><text:span text:style-name="T2"> vous calculez sa rentabilité </text:span><text:span text:style-name="T1">r</text:span><text:span text:style-name="T5">i</text:span><text:span text:style-name="T2"> comme étant le profit divisé par la longueur de la coupe :</text:span></text:p>
      <text:p text:style-name="P5"/>
      <text:p text:style-name="P4">r<text:span text:style-name="T4">i</text:span><text:span text:style-name="T2"> = </text:span>p<text:span text:style-name="T4">i</text:span><text:span text:style-name="T2"> / </text:span>i</text:p>
      <text:p text:style-name="P3"/>
      <text:p text:style-name="P3">À chaque itération, vous effectuez la coupe qui a la rentabilité maximum.</text:p>
      <text:p text:style-name="P3"/>
      <text:h text:style-name="P26" text:outline-level="2">Algorithme de programmation dynamique</text:h>
      <text:p text:style-name="P18">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5">i</text:span><text:span text:style-name="T1"> </text:span>(<text:span text:style-name="T1">i</text:span> = 0, ..., <text:span text:style-name="T1">n</text:span>) le prix d’une coupe de taille <text:span text:style-name="T1">i</text:span>. La relation de récurrence est :</text:p>
      <text:p text:style-name="P16">r<text:span text:style-name="T4">0</text:span> = p<text:span text:style-name="T4">0 </text:span><text:span text:style-name="T2">= 0</text:span></text:p>
      <text:p text:style-name="P16">r<text:span text:style-name="T6">j</text:span><text:span text:style-name="T9"> </text:span><text:span text:style-name="T3">= max</text:span><text:span text:style-name="T6">i</text:span><text:span text:style-name="T7">=1,...,</text:span><text:span text:style-name="T6">j</text:span><text:span text:style-name="T3"> {</text:span><text:span text:style-name="T9">p</text:span><text:span text:style-name="T6">i</text:span><text:span text:style-name="T9"> + r</text:span><text:span text:style-name="T6">j-i</text:span><text:span text:style-name="T2">}, </text:span><text:span text:style-name="T2">pour </text:span>j <text:span text:style-name="T2">&gt; 0</text:span></text:p>
      <text:p text:style-name="P18">La solution se trouve en <text:span text:style-name="T1">r</text:span><text:span text:style-name="T5">n</text:span>.</text:p>
      <text:p text:style-name="P18">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18">- 4000-3.txt ; prix total = 15982; coupes = [1, 2, 1139, 1363, 1495]</text:p>
      <text:p text:style-name="P18">- 30000-1.txt ; prix total = 119962 ; coupes = [4, 6590, 11362, 12044]</text:p>
      <text:h text:style-name="P26" text:outline-level="2">Algorithme de recherche avec retour en arrière (backtracking)</text:h>
      <text:p text:style-name="P19">Cet algorithme explore implicitement un arbre contenant toutes les solutions, en utilisant une approche récursive. Voir la section 7.7 des notes de cours pour plus de détails.</text:p>
      <text:h text:style-name="P28"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5"> <text:s/></text:span><text:span text:style-name="T1">Tailles des coupes i</text:span><text:span text:style-name="T5">1</text:span><text:span text:style-name="T1"> i</text:span><text:span text:style-name="T5">2</text:span><text:span text:style-name="T1"> ... i</text:span><text:span text:style-name="T5">N</text:span><text:span text:style-name="T1"> séparées d’un espac</text:span><text:span text:style-name="T1">e</text:span></text:p>
      <text:p text:style-name="Standard">Sur la troisième ligne: <text:span text:style-name="T1">Prix des coupes <text:s/>p</text:span><text:span text:style-name="T5">1</text:span><text:span text:style-name="T1"> p</text:span><text:span text:style-name="T5">2</text:span><text:span text:style-name="T1"> ... p</text:span><text:span text:style-name="T5">N</text:span><text:span text:style-name="T1"> séparés d’un espace</text:span></text:p>
      <text:p text:style-name="P7"/>
      <text:p text:style-name="P7">Le nom des fichiers suit la forme suivante : <text:span text:style-name="T1">taille</text:span>-<text:span text:style-name="T1">exemplaire.</text:span><text:span text:style-name="T1">txt</text:span><text:span text:style-name="T1">;</text:span> les tailles étant 10, 100, 400, 1000, 4000, 10000, 20000, ou 40000, et les exemplaires étant numérotés de 1 à 10.</text:p>
      <text:h text:style-name="P28"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6">Exécutez chacun des trois algorithmes en notant leur temps d'exécution et le revenu total de la solution trouvée pour chaque exemplaire mais ne rapportez dans un tableau que la moyenne de chaque série de dix exemplaires.</text:p>
      <text:p text:style-name="P6"/>
      <text:h text:style-name="Heading_20_3" text:outline-level="3">Graphiques pour analyse hybride</text:h>
      <text:p text:style-name="P15">Voir questions plus bas.</text:p>
      <text:h text:style-name="P29" text:outline-level="1">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23" text:outline-level="3">Tentez une analyse asymptotique du temps de calcul pour chaque algorithme.</text:h>
      <text:p text:style-name="P16">Si vous préférez écrire vos équations en Latex, vous pouvez ajouter un pdf à la remise avec la réponse à cette question et le mentionner ici.</text:p>
      <text:h text:style-name="P23" text:outline-level="3">Servez-vous de vos temps d'exécution pour confirmer et/ou préciser l'analyse asymptotique théorique de vos algorithmes avec la méthode hybride de votre choix.</text:h>
      <text:p text:style-name="P16">La méthode peut varier d'un algorithme à l'autre. Justifiez les choix ici et mettez les graphiques dans la section précédente.</text:p>
      <text:h text:style-name="P23" text:outline-level="3">Discutez des trois algorithmes en fonction de la qualité respective des solutions obtenues, de la consommation de ressources (temps de calcul, espace mémoire) et de la difficulté d'implantation.</text:h>
      <text:p text:style-name="P13"/>
      <text:h text:style-name="P23" text:outline-level="3">Indiquez sous quelles conditions vous utiliseriez chacun des algorithmes.</text:h>
      <text:p text:style-name="P16"/>
      <text:h text:style-name="P28"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2">choisi</text:span><text:span text:style-name="T2">e</text:span><text:span text:style-name="T2">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4"/>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5189155783972034357" text:style-name="L3">
        <text:list-item>
          <text:p text:style-name="P25">Retard : -1 pt / journée de retard, arrondi vers le haut. Les TPs ne sont plus acceptés après 3 jours.</text:p>
        </text:list-item>
        <text:list-item>
          <text:p text:style-name="P25">Autres : Le correcteur peut attribuer d’autres pénalités (par exemple si les exécutables sont manquants, fichier <text:span text:style-name="T1">emails.txt</text:span><text:span text:style-name="T2"> manquant, etc.</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100%"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100%"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0-08T14:31:49</dc:date>
    <meta:editing-duration>PT13H51M21S</meta:editing-duration>
    <meta:editing-cycles>158</meta:editing-cycles>
    <meta:generator>OpenOffice/4.0.0$Unix OpenOffice.org_project/400m3$Build-9702</meta:generator>
    <meta:document-statistic meta:table-count="7" meta:image-count="0" meta:object-count="0" meta:page-count="7" meta:paragraph-count="87" meta:word-count="1140" meta:character-count="6848"/>
    <dc:creator>Gilles Pesant</dc:creator>
  </office:meta>
</office:document-meta>
</file>